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mo2" svg:font-family="Arimo"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4965in" fo:margin-left="-0.075in" fo:margin-top="0in" fo:margin-bottom="0in" table:align="left" style:writing-mode="lr-tb"/>
    </style:style>
    <style:style style:name="Table1.A" style:family="table-column">
      <style:table-column-properties style:column-width="2.866in"/>
    </style:style>
    <style:style style:name="Table1.B" style:family="table-column">
      <style:table-column-properties style:column-width="1.7194in"/>
    </style:style>
    <style:style style:name="Table1.C" style:family="table-column">
      <style:table-column-properties style:column-width="1.9111in"/>
    </style:style>
    <style:style style:name="Table1.1" style:family="table-row">
      <style:table-row-properties style:min-row-height="0.4264in" style:keep-together="true" fo:keep-together="auto"/>
    </style:style>
    <style:style style:name="Table1.A1" style:family="table-cell">
      <style:table-cell-properties style:vertical-align="bottom" fo:padding-left="0.075in" fo:padding-right="0.075in" fo:padding-top="0in" fo:padding-bottom="0in" fo:border="none"/>
    </style:style>
    <style:style style:name="Table1.B1" style:family="table-cell">
      <style:table-cell-properties style:vertical-align="bottom" fo:padding-left="0.075in" fo:padding-right="0.075in" fo:padding-top="0in" fo:padding-bottom="0in" fo:border-left="none" fo:border-right="none" fo:border-top="none" fo:border-bottom="0.0069in solid #00000a"/>
    </style:style>
    <style:style style:name="Table1.B2" style:family="table-cell">
      <style:table-cell-properties style:vertical-align="bottom" fo:padding-left="0.075in" fo:padding-right="0.075in" fo:padding-top="0in" fo:padding-bottom="0in" fo:border-left="none" fo:border-right="none" fo:border-top="0.0069in solid #00000a" fo:border-bottom="0.0069in solid #00000a"/>
    </style:style>
    <style:style style:name="Table2" style:family="table">
      <style:table-properties style:width="5.9472in" fo:margin-left="0.3431in" fo:margin-right="0.2063in" table:align="margins" style:writing-mode="lr-tb"/>
    </style:style>
    <style:style style:name="Table2.A" style:family="table-column">
      <style:table-column-properties style:column-width="2.9069in" style:rel-column-width="4186*"/>
    </style:style>
    <style:style style:name="Table2.B" style:family="table-column">
      <style:table-column-properties style:column-width="3.0403in" style:rel-column-width="437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9472in" fo:margin-left="0.3431in" fo:margin-right="0.2063in" table:align="margins" style:writing-mode="lr-tb"/>
    </style:style>
    <style:style style:name="Table3.A" style:family="table-column">
      <style:table-column-properties style:column-width="2.9069in" style:rel-column-width="4186*"/>
    </style:style>
    <style:style style:name="Table3.B" style:family="table-column">
      <style:table-column-properties style:column-width="3.0403in" style:rel-column-width="437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line-height="150%" fo:text-indent="0in" style:auto-text-indent="false"/>
      <style:text-properties fo:font-size="14pt" style:font-size-asian="14pt" style:font-size-complex="14pt"/>
    </style:style>
    <style:style style:name="P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line-height="150%" fo:text-align="center" style:justify-single-word="false"/>
      <style:text-properties fo:font-size="14pt" style:font-size-asian="14pt" style:font-size-complex="14pt"/>
    </style:style>
    <style:style style:name="P5"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style:font-size-asian="14pt"/>
    </style:style>
    <style:style style:name="P8"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9" style:family="paragraph" style:parent-style-name="Standard">
      <style:paragraph-properties fo:margin-left="0in" fo:margin-right="0in" fo:line-height="150%" fo:text-indent="0.4925in" style:auto-text-indent="false"/>
    </style:style>
    <style:style style:name="P10" style:family="paragraph" style:parent-style-name="Standard">
      <style:paragraph-properties fo:margin-left="0in" fo:margin-right="0in" fo:line-height="150%" fo:text-indent="0.4925in" style:auto-text-indent="false"/>
      <style:text-properties fo:font-size="14pt" style:font-size-asian="14pt" style:font-size-complex="14pt"/>
    </style:style>
    <style:style style:name="P11" style:family="paragraph" style:parent-style-name="Standard">
      <style:paragraph-properties fo:margin-left="0in" fo:margin-right="0in" fo:line-height="150%" fo:text-indent="0.4925in" style:auto-text-indent="false"/>
      <style:text-properties fo:font-size="14pt" fo:font-weight="bold" style:font-size-asian="14pt" style:font-weight-asian="bold" style:font-size-complex="14pt"/>
    </style:style>
    <style:style style:name="P12" style:family="paragraph" style:parent-style-name="Standard">
      <style:paragraph-properties fo:margin-left="0in" fo:margin-right="0in" fo:line-height="150%" fo:text-indent="0.4925in" style:auto-text-indent="false" fo:break-before="page"/>
      <style:text-properties fo:font-size="14pt" fo:font-weight="bold" style:font-size-asian="14pt" style:font-weight-asian="bold" style:font-size-complex="14pt"/>
    </style:style>
    <style:style style:name="P13" style:family="paragraph" style:parent-style-name="Standard">
      <style:paragraph-properties fo:margin-left="0in" fo:margin-right="0in" fo:text-indent="0.5in" style:auto-text-indent="false"/>
    </style:style>
    <style:style style:name="P14" style:family="paragraph" style:parent-style-name="Standard">
      <style:paragraph-properties fo:margin-left="0in" fo:margin-right="0in" fo:text-indent="0.5in" style:auto-text-indent="false"/>
      <style:text-properties fo:font-size="14pt" style:font-size-asian="14pt" style:font-size-complex="14pt" style:font-weight-complex="bold"/>
    </style:style>
    <style:style style:name="P15" style:family="paragraph" style:parent-style-name="Standard">
      <style:paragraph-properties fo:margin-left="0in" fo:margin-right="0in" fo:text-indent="0.5in" style:auto-text-indent="false"/>
      <style:text-properties fo:font-size="14pt" fo:font-weight="bold" style:font-size-asian="14pt" style:font-weight-asian="bold" style:font-size-complex="14pt"/>
    </style:style>
    <style:style style:name="P16"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17" style:family="paragraph" style:parent-style-name="Standard">
      <style:paragraph-properties fo:margin-left="0in" fo:margin-right="0in" fo:text-indent="0.5in" style:auto-text-indent="false"/>
      <style:text-properties fo:font-size="14pt" style:font-size-asian="14pt" style:font-size-complex="14pt"/>
    </style:style>
    <style:style style:name="P18" style:family="paragraph" style:parent-style-name="Standard">
      <style:paragraph-properties fo:margin-left="0in" fo:margin-right="0in" fo:text-indent="0.5in" style:auto-text-indent="false"/>
      <style:text-properties fo:font-size="14pt" style:font-size-asian="14pt" style:font-size-complex="14pt" style:font-weight-complex="bold"/>
    </style:style>
    <style:style style:name="P19" style:family="paragraph" style:parent-style-name="Standard">
      <style:paragraph-properties fo:margin-left="0in" fo:margin-right="0in" fo:text-indent="0.5in" style:auto-text-indent="false"/>
      <style:text-properties fo:font-size="14pt" fo:font-weight="bold" style:font-size-asian="14pt" style:font-weight-asian="bold" style:font-size-complex="14pt"/>
    </style:style>
    <style:style style:name="P20" style:family="paragraph" style:parent-style-name="Standard">
      <style:paragraph-properties fo:margin-left="0in" fo:margin-right="0in" fo:text-indent="0.5in" style:auto-text-indent="false"/>
      <style:text-properties fo:font-size="14pt" fo:font-weight="normal" style:font-size-asian="14pt" style:font-weight-asian="normal" style:font-size-complex="14pt" style:font-weight-complex="normal"/>
    </style:style>
    <style:style style:name="P21" style:family="paragraph" style:parent-style-name="Standard">
      <style:paragraph-properties fo:margin-left="0in" fo:margin-right="0in" fo:line-height="150%" fo:text-indent="0.4925in" style:auto-text-indent="false"/>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style:font-size-asian="14pt" style:font-size-complex="14pt" style:font-weight-complex="bold"/>
    </style:style>
    <style:style style:name="T4" style:family="text">
      <style:text-properties fo:font-size="14pt" fo:font-weight="bold" style:font-size-asian="14pt" style:font-weight-asian="bold" style:font-size-complex="14pt"/>
    </style:style>
    <style:style style:name="T5" style:family="text">
      <style:text-properties style:font-name="Courier New1" fo:font-size="12pt" style:font-size-asian="12pt" style:font-size-complex="12pt" style:font-weight-complex="bold"/>
    </style:style>
    <style:style style:name="T6" style:family="text">
      <style:text-properties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p text:style-name="P16">МИНОБРНАУКИ РОССИИ</text:p>
      <text:p text:style-name="P2">Санкт-Петербургский государственный</text:p>
      <text:p text:style-name="P2">электротехнический университет</text:p>
      <text:p text:style-name="P2">«ЛЭТИ» им. В.И. Ульянова (Ленина)</text:p>
      <text:p text:style-name="P8">Кафедра МО ЭВМ</text:p>
      <text:p text:style-name="P2"/>
      <text:p text:style-name="P4"/>
      <text:p text:style-name="P4"/>
      <text:p text:style-name="P4"/>
      <text:p text:style-name="P4"/>
      <text:p text:style-name="P1"/>
      <text:p text:style-name="P4"/>
      <text:p text:style-name="P8">Отчет</text:p>
      <text:p text:style-name="P8">по лабораторной работе №2</text:p>
      <text:p text:style-name="P8">по дисциплине «Параллельные алгоритмы»</text:p>
      <text:p text:style-name="P8">Тема: Реализация потокобезопасных структур данных с блокировками</text:p>
      <text:p text:style-name="P8"/>
      <text:p text:style-name="P4"/>
      <text:p text:style-name="P4"/>
      <text:p text:style-name="P1"/>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Студент гр. 0304</text:p>
          </table:table-cell>
          <table:table-cell table:style-name="Table1.B1" office:value-type="string">
            <text:p text:style-name="P3"/>
          </table:table-cell>
          <table:table-cell table:style-name="Table1.A1" office:value-type="string">
            <text:p text:style-name="P6">Аристархов И.Е.</text:p>
          </table:table-cell>
        </table:table-row>
        <table:table-row table:style-name="Table1.1">
          <table:table-cell table:style-name="Table1.A1" office:value-type="string">
            <text:p text:style-name="P3">Преподаватель</text:p>
          </table:table-cell>
          <table:table-cell table:style-name="Table1.B2" office:value-type="string">
            <text:p text:style-name="P3"/>
          </table:table-cell>
          <table:table-cell table:style-name="Table1.A1" office:value-type="string">
            <text:p text:style-name="P7">Сергеева Е.И.</text:p>
          </table:table-cell>
        </table:table-row>
      </table:table>
      <text:p text:style-name="P5"/>
      <text:p text:style-name="P5"/>
      <text:p text:style-name="P5"/>
      <text:p text:style-name="P5">Санкт-Петербург</text:p>
      <text:p text:style-name="P5">2023</text:p>
      <text:p text:style-name="P12">Цель работы.</text:p>
      <text:p text:style-name="P10">На практике освоить методы создания алгоритмов с блокировками, использования мьютексов и шаблона «производитель - потребитель»</text:p>
      <text:p text:style-name="P10"/>
      <text:p text:style-name="P11">Поставленные задачи.</text:p>
      <text:p text:style-name="P10">Реализовать итерационное (потенциально бесконечное) выполнение подготовки, обработки и вывода данных по шаблону “производитель-потребитель” (на основе лаб. 1 (части 1.2.1 и 1.2.2) ). </text:p>
      <text:p text:style-name="P10">Обеспечить параллельное выполнение потоков обработки готовой порции данных, подготовки следующей порции данных и вывода предыдущих полученных результатов.</text:p>
      <text:p text:style-name="P10">Использовать механизм “условных переменных”. </text:p>
      <text:p text:style-name="P10">2.1. Использовать очередь с “грубой” блокировкой. <text:s/></text:p>
      <text:p text:style-name="P10">2.2. Использовать очередь с “тонкой” блокировкой.</text:p>
      <text:p text:style-name="P9"><text:span text:style-name="Emphasis"/></text:p>
      <text:p text:style-name="P9"><text:span text:style-name="T4">Основные теоретические положения.</text:span><text:span text:style-name="Emphasis"> </text:span></text:p>
      <text:p text:style-name="P10">Блокировка - </text:p>
      <text:p text:style-name="P10">Deadlock - </text:p>
      <text:p text:style-name="P10">Mutex - </text:p>
      <text:p text:style-name="P10">Условная переменная - </text:p>
      <text:p text:style-name="P10">Шаблон «Производитель - Потребитель» - </text:p>
      <text:p text:style-name="P9"/>
      <text:p text:style-name="P15">Выполнение работы.</text:p>
      <text:p text:style-name="P14">Данная работа четко разбивается на две части: на использование очереди с грубой и тонкой блокировкой. Обе очереди будут требовать одни и те же функции: </text:p>
      <text:p text:style-name="P14">* push — добавление элемента.</text:p>
      <text:p text:style-name="P14">* wait_and_pop — дождаться, когда будет хотя бы один элемент в очереди, и вытащить его.</text:p>
      <text:p text:style-name="P13"><text:span text:style-name="T3">Начнем с очереди с грубой блокировкой. Данная очередь внутри себя использует очередь из стандартной библиотеки </text:span><text:span text:style-name="T5">std::queue</text:span><text:span text:style-name="T3">, к которой привязан мьютекс. Также в данном классе есть условная переменная.</text:span></text:p>
      <text:p text:style-name="P14"><text:soft-page-break/>Принцип блокировок в данном случае прост. Для push вся очередь блокируется, добавляется элемент, в условную переменную отправляется сигнал на пробуждение одного ждущего потока и очередь разблокируется. Pop имеет похожий механизм. Отличие в том, что блокировкой управляет условная переменная. Она ждет, когда очередь перестанет быть пустой, а точнее она ждет, когда ее пробудят для проведения проверки. Перед тем, как заснуть, условная переменная снимает блокировку. Но при пробуждении она ее слова поднимает. Если проверка прошла, то элемент будет удален, после чего блокировка снимается.</text:p>
      <text:p text:style-name="P14">Далее идет очередь с тонкой блокировкой. К сожалению, реализовать ее с использованием std::queue невозможно, т.ч. Придется самостоятельно ее реализовать. Наиболее простая реалиция в данном случае — односвязный список, где элементы добавляются в хвост, а забираются из головы.</text:p>
      <text:p text:style-name="P14">Элементы такой очереди — это структура с std::shared_ptr на данные и std::unique_ptr на следующий элемент. Проблема с том, что делать с последним элементом. Если ничего не придумать, то он будет указывать на пустоту. Также проблема будет при пустой очереди или очереди с одним элементом, когда оба указателя на голову и хвост будут указывать на одно и то же (что усложняет различие этих случаев и работы с ними). Решение этих проблем — введение «пустого» элемента без данных. </text:p>
      <text:p text:style-name="P14">Как уже стало понятно, было отдано предпочтение умным указателям. Они возвращаются из функций, используются в элементах. Но есть одно исключение. Указатель на голову является std::unique_ptr, т.к. он правда будет единственным такие указателем на соответствующий объект. Но такое нельзя сказать про хвост, поэтому было решено хвост хранить обычным указателем. Потери данных при этом не произойдет, т.к. управление все еще за умным указателем.</text:p>
      <text:p text:style-name="P14">Рассмотрим работу функций. Push разбивается на 3 этапа: подготовка данных, внесение этих данных в очередь и отправление сигнала по условной переменной. Блокировка, конечно, производится исключительно при внесении данных и снимается после завершении этого процесса. В данном случае требуется блокировать исключительно хвост очереди и то не надолго, т.к. Внесение данных — это две маленьких операции с указателями.</text:p>
      <text:p text:style-name="P14">Функция Pop уже сложнее. Проблема в том, что нужно ждать момента, когда очередь не пуста. В данной реализации это означает, что голова и хвост стоят на разных элеметах. Т.е. На каждой такое операции будут требоваться блокировки как головы, так и хвоста. Это не очень удобно, т.к. Долгая <text:soft-page-break/>блокировка хвоста будет мешать вносить новые данные. Поэтому выделим получение хвоста в отдельную функцию, где будет временно вводить блокировку. Таким образом время блокировки хвоста будет ограничено только на получение указателя, а во все остальное время блокировка снята. Далее все просто: блокировка на голове стоит, забираем старую голову и выставляем новую. </text:p>
      <text:p text:style-name="P15"/>
      <text:p text:style-name="P15">Анализ.</text:p>
      <text:p text:style-name="P14">Компьютер, на котором производились замеры, имел процессор 4 физическими ядрами и 8 потоками (по 2 потокам на ядро).</text:p>
      <text:p text:style-name="P14">Т.к. данная программа потенциально может работать бесконечно, было решено дать ей работать 1 секунду и считать максимальное количество успешно проведенных операций (от генерации до вывода).</text:p>
      <text:p text:style-name="P14">Производилось умножение матриц 40х40 с 5 потоками на умножение.</text:p>
      <text:p text:style-name="P14">При работе с грубой блокировкой получились следующие результаты:</text:p>
      <table:table table:name="Table2" table:style-name="Table2">
        <table:table-column table:style-name="Table2.A"/>
        <table:table-column table:style-name="Table2.B"/>
        <table:table-row>
          <table:table-cell table:style-name="Table2.A1" office:value-type="string">
            <text:p text:style-name="Table_20_Contents">Количество одновременно работающих двойных пар «Производитель - потребитель»</text:p>
          </table:table-cell>
          <table:table-cell table:style-name="Table2.B1" office:value-type="string">
            <text:p text:style-name="Table_20_Contents">Количество проведенных умножений</text:p>
          </table:table-cell>
        </table:table-row>
        <table:table-row>
          <table:table-cell table:style-name="Table2.A2" office:value-type="float" office:value="1">
            <text:p text:style-name="Table_20_Contents">1</text:p>
          </table:table-cell>
          <table:table-cell table:style-name="Table2.B2" office:value-type="float" office:value="132">
            <text:p text:style-name="Table_20_Contents">132</text:p>
          </table:table-cell>
        </table:table-row>
        <table:table-row>
          <table:table-cell table:style-name="Table2.A2" office:value-type="float" office:value="5">
            <text:p text:style-name="Table_20_Contents">5</text:p>
          </table:table-cell>
          <table:table-cell table:style-name="Table2.B2" office:value-type="float" office:value="375">
            <text:p text:style-name="Table_20_Contents">375</text:p>
          </table:table-cell>
        </table:table-row>
        <table:table-row>
          <table:table-cell table:style-name="Table2.A2" office:value-type="float" office:value="10">
            <text:p text:style-name="Table_20_Contents">10</text:p>
          </table:table-cell>
          <table:table-cell table:style-name="Table2.B2" office:value-type="float" office:value="403">
            <text:p text:style-name="Table_20_Contents">403</text:p>
          </table:table-cell>
        </table:table-row>
        <table:table-row>
          <table:table-cell table:style-name="Table2.A2" office:value-type="float" office:value="20">
            <text:p text:style-name="Table_20_Contents">20</text:p>
          </table:table-cell>
          <table:table-cell table:style-name="Table2.B2" office:value-type="float" office:value="454">
            <text:p text:style-name="Table_20_Contents">454</text:p>
          </table:table-cell>
        </table:table-row>
        <table:table-row>
          <table:table-cell table:style-name="Table2.A2" office:value-type="float" office:value="50">
            <text:p text:style-name="Table_20_Contents">50</text:p>
          </table:table-cell>
          <table:table-cell table:style-name="Table2.B2" office:value-type="float" office:value="286">
            <text:p text:style-name="Table_20_Contents">286</text:p>
          </table:table-cell>
        </table:table-row>
      </table:table>
      <text:p text:style-name="P14"/>
      <text:p text:style-name="P17"><text:span text:style-name="T6">При работе с тонкой блокировкой получились следующие результаты:</text:span></text:p>
      <table:table table:name="Table3" table:style-name="Table3">
        <table:table-column table:style-name="Table3.A"/>
        <table:table-column table:style-name="Table3.B"/>
        <table:table-row>
          <table:table-cell table:style-name="Table3.A1" office:value-type="string">
            <text:p text:style-name="Table_20_Contents">Количество одновременно работающих двойных пар «Производитель - потребитель»</text:p>
          </table:table-cell>
          <table:table-cell table:style-name="Table3.B1" office:value-type="string">
            <text:p text:style-name="Table_20_Contents">Количество проведенных умножений</text:p>
          </table:table-cell>
        </table:table-row>
        <table:table-row>
          <table:table-cell table:style-name="Table3.A2" office:value-type="float" office:value="1">
            <text:p text:style-name="Table_20_Contents">1</text:p>
          </table:table-cell>
          <table:table-cell table:style-name="Table3.B2" office:value-type="float" office:value="141">
            <text:p text:style-name="Table_20_Contents">141</text:p>
          </table:table-cell>
        </table:table-row>
        <table:table-row>
          <table:table-cell table:style-name="Table3.A2" office:value-type="float" office:value="5">
            <text:p text:style-name="Table_20_Contents">5</text:p>
          </table:table-cell>
          <table:table-cell table:style-name="Table3.B2" office:value-type="float" office:value="302">
            <text:p text:style-name="Table_20_Contents">302</text:p>
          </table:table-cell>
        </table:table-row>
        <table:table-row>
          <table:table-cell table:style-name="Table3.A2" office:value-type="float" office:value="10">
            <text:p text:style-name="Table_20_Contents">10</text:p>
          </table:table-cell>
          <table:table-cell table:style-name="Table3.B2" office:value-type="float" office:value="305">
            <text:p text:style-name="Table_20_Contents">305</text:p>
          </table:table-cell>
        </table:table-row>
        <table:table-row>
          <table:table-cell table:style-name="Table3.A2" office:value-type="float" office:value="20">
            <text:p text:style-name="Table_20_Contents">20</text:p>
          </table:table-cell>
          <table:table-cell table:style-name="Table3.B2" office:value-type="float" office:value="205">
            <text:p text:style-name="Table_20_Contents">205</text:p>
          </table:table-cell>
        </table:table-row>
        <table:table-row>
          <table:table-cell table:style-name="Table3.A2" office:value-type="float" office:value="50">
            <text:p text:style-name="Table_20_Contents">50</text:p>
          </table:table-cell>
          <table:table-cell table:style-name="Table3.B2" office:value-type="float" office:value="323">
            <text:p text:style-name="Table_20_Contents">323</text:p>
          </table:table-cell>
        </table:table-row>
      </table:table>
      <text:p text:style-name="P15"/>
      <text:p text:style-name="P20">Из двух таблиц выше можно заметить, что при тонкой блокировке было проведено меньшее количество операций в большинстве случаев. Из этого можно сделать вывод, что тонкая блокировка приводит к повышению <text:soft-page-break/>производительности только при определенных параметрах. В данном случае требуется понимать, что производительнось повышается только очень малых или очень больших количествах одновременно выполняющихся тяжелых операций.</text:p>
      <text:p text:style-name="P15"/>
      <text:p text:style-name="P15"/>
      <text:p text:style-name="P11">Выводы.</text:p>
      <text:p text:style-name="P9"><text:span text:style-name="T2">В результате выполнения лабораторной работы была разработана программа производящяя умножение матриц с применением паттерна «Производитель — Потребитель». Изучались два вида очередей для этого паттерна: с «тонкой» и «грубой» блокировкой.</text:span></text:p>
      <text:p text:style-name="P9"><text:span text:style-name="T1">Были сравнены производительности обеих вариантов очередей с целью определить в каких случаях их лучше всего использовать. Полученные результаты показали, что грубая блокировка справляется лучше тонкой до тех пор, пока не производится большое количество тяжелых операций, ведь в таком случае лучше не блокировать очередь на долгое врем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mo2" svg:font-family="Arimo"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Noto Sans CJK SC"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in" fo:margin-bottom="0in" fo:line-height="120%" fo:text-align="justify" style:justify-single-word="false" fo:orphans="2" fo:widows="2" fo:text-indent="0.2953in" style:auto-text-indent="false" style:writing-mode="lr-tb"/>
      <style:text-properties style:use-window-font-color="true" style:font-name="Times New Roman" fo:font-size="12pt" fo:language="ru" fo:country="RU"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Noto Sans CJK SC" style:font-size-asian="14pt" style:font-name-complex="Arimo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mo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mo2" style:font-size-complex="12pt" style:font-style-complex="italic"/>
    </style:style>
    <style:style style:name="Index" style:family="paragraph" style:parent-style-name="Standard" style:class="index">
      <style:paragraph-properties text:number-lines="false" text:line-number="0"/>
      <style:text-properties style:font-name-complex="Arimo2"/>
    </style:style>
    <style:style style:name="List_20_Paragraph" style:display-name="List Paragraph" style:family="paragraph" style:parent-style-name="Standard" style:default-outline-level="" style:list-style-name="">
      <style:paragraph-properties fo:margin-left="0.5in" fo:margin-right="0in" fo:text-indent="0.2953in" style:auto-text-indent="false"/>
    </style:style>
    <style:style style:name="Code" style:family="paragraph" style:parent-style-name="Standard" style:default-outline-level="" style:list-style-name="">
      <style:paragraph-properties fo:margin-left="0in" fo:margin-right="0in" fo:text-indent="0.5in" style:auto-text-indent="false"/>
      <style:text-properties style:font-name="Courier New" fo:font-style="italic" style:font-style-asian="italic" style:font-name-complex="Courier New2"/>
    </style:style>
    <style:style style:name="Подрисуночная_20_подпись" style:display-name="Подрисуночная подпись" style:family="paragraph" style:parent-style-name="Standard" style:default-outline-level="" style:list-style-name="">
      <style:paragraph-properties fo:margin-top="0in" fo:margin-bottom="0.0972in" fo:text-align="center" style:justify-single-word="false"/>
    </style:style>
    <style:style style:name="Рисунок" style:family="paragraph" style:parent-style-name="Standard" style:default-outline-level="" style:list-style-name="">
      <style:paragraph-properties fo:margin-left="0in" fo:margin-right="0in" fo:margin-top="0.0972in" fo:margin-bottom="0.0972in" fo:text-align="center" style:justify-single-word="false" fo:text-indent="0in" style:auto-text-indent="false"/>
    </style:style>
    <style:style style:name="Ащщщщщщ" style:family="paragraph" style:parent-style-name="Standard" style:default-outline-level="" style:list-style-name="">
      <style:paragraph-properties fo:margin-left="0in" fo:margin-right="0in" fo:line-height="150%" fo:text-indent="0.4925in" style:auto-text-indent="false"/>
      <style:text-properties style:font-name="Calibri" fo:font-size="14pt" fo:language="en" fo:country="US" style:font-size-asian="14pt" style:font-size-complex="14pt"/>
    </style:style>
    <style:style style:name="caption" style:family="paragraph" style:parent-style-name="Standard" style:default-outline-level="" style:list-style-name="">
      <style:paragraph-properties fo:margin-top="0in" fo:margin-bottom="0.139in" fo:line-height="100%"/>
      <style:text-properties fo:color="#44546a" fo:font-size="9pt" fo:font-style="italic" style:font-size-asian="9pt" style:font-style-asian="italic" style:font-size-complex="9pt" style:font-style-complex="italic"/>
    </style:style>
    <style:style style:name="Pop" style:family="paragraph" style:parent-style-name="Code" style:default-outline-level="" style:list-style-name="">
      <style:paragraph-properties fo:margin-left="0in" fo:margin-right="0in" fo:text-indent="0in" style:auto-text-indent="false"/>
      <style:text-properties fo:language="en" fo:country="US" fo:font-style="normal" fo:font-weight="bold" style:font-style-asian="normal"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ize="14pt" fo:font-style="normal" style:font-size-asian="14pt" style:font-style-asian="normal" style:font-size-complex="14pt" style:font-style-complex="normal"/>
    </style:style>
    <style:style style:name="Code_20_Знак" style:display-name="Code Знак" style:family="text" style:parent-style-name="Default_20_Paragraph_20_Font">
      <style:text-properties style:font-name="Courier New" fo:font-size="12pt" fo:language="ru" fo:country="RU" fo:font-style="italic" style:font-size-asian="12pt" style:font-style-asian="italic" style:font-name-complex="Courier New2" style:font-size-complex="12pt"/>
    </style:style>
    <style:style style:name="Рисунок_20_Знак" style:display-name="Рисунок Знак" style:family="text" style:parent-style-name="Default_20_Paragraph_20_Font">
      <style:text-properties style:font-name="Times New Roman" fo:font-size="12pt" fo:language="ru" fo:country="RU" style:font-size-asian="12pt" style:font-name-complex="Times New Roman1" style:font-size-complex="12pt"/>
    </style:style>
    <style:style style:name="Ащщщщщщ_5f_character" style:display-name="Ащщщщщщ_character" style:family="text" style:parent-style-name="Emphasis">
      <style:text-properties fo:font-size="14pt" fo:font-style="normal" style:font-size-asian="14pt" style:font-style-asian="normal" style:font-size-complex="14pt" style:font-style-complex="normal"/>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Pop_20_Char" style:display-name="Pop Char" style:family="text" style:parent-style-name="Code_20_Знак">
      <style:text-properties style:font-name="Courier New" fo:font-size="12pt" fo:language="ru" fo:country="RU" fo:font-style="normal" fo:font-weight="bold" style:font-size-asian="12pt" style:font-style-asian="normal" style:font-weight-asian="bold" style:font-name-complex="Courier New2" style:font-size-complex="12pt"/>
    </style:style>
    <style:style style:name="ListLabel_20_1" style:display-name="ListLabel 1" style:family="text">
      <style:text-properties style:font-name-asian="Arial" style:font-name-complex="Arial"/>
    </style:style>
    <style:style style:name="ListLabel_20_2" style:display-name="ListLabel 2" style:family="text">
      <style:text-properties style:font-name-asian="Courier New2" style:font-name-complex="Courier New2"/>
    </style:style>
    <style:style style:name="ListLabel_20_3" style:display-name="ListLabel 3" style:family="text">
      <style:text-properties style:font-name-asian="Wingdings" style:font-name-complex="Wingdings"/>
    </style:style>
    <style:style style:name="ListLabel_20_4" style:display-name="ListLabel 4" style:family="text">
      <style:text-properties style:font-name-asian="Symbol" style:font-name-complex="Symbol"/>
    </style:style>
    <style:style style:name="ListLabel_20_5" style:display-name="ListLabel 5" style:family="text">
      <style:text-properties style:font-name-complex="Times New Roman1"/>
    </style:style>
    <style:style style:name="ListLabel_20_6" style:display-name="ListLabel 6" style:family="text">
      <style:text-properties style:font-name-complex="Courier New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9846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846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9846in"/>
        </style:list-level-properties>
        <style:text-properties fo:font-family="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4846in"/>
        </style:list-level-properties>
        <style:text-properties fo:font-family="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846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4846in"/>
        </style:list-level-properties>
        <style:text-properties fo:font-family="Wingding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9846in"/>
        </style:list-level-properties>
        <style:text-properties fo:font-family="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846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9846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74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9925in"/>
        </style:list-level-properties>
        <style:text-properties fo:font-family="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лья Аристархов</meta:initial-creator>
    <meta:editing-cycles>21</meta:editing-cycles>
    <meta:creation-date>2022-10-15T13:15:00</meta:creation-date>
    <dc:date>2023-09-29T17:52:08</dc:date>
    <meta:editing-duration>PT3H10M12S</meta:editing-duration>
    <meta:generator>OpenOffice/4.1.14$Unix OpenOffice.org_project/4114m1$Build-9811</meta:generator>
    <meta:document-statistic meta:table-count="3" meta:image-count="0" meta:object-count="0" meta:page-count="5" meta:paragraph-count="74" meta:word-count="852" meta:character-count="61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